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2047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SOUČÁSTKA</text:p>
          </table:table-cell>
          <table:table-cell table:style-name="ce1" office:value-type="string" calcext:value-type="string">
            <text:p>GME KÓ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OŽSTVÍ</text:p>
          </table:table-cell>
          <table:table-cell table:style-name="ce1" office:value-type="string" calcext:value-type="string">
            <text:p>HODNOTA</text:p>
          </table:table-cell>
          <table:table-cell table:style-name="ce1" office:value-type="string" calcext:value-type="string">
            <text:p>POUZD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/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/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FINEON BCX70H bipolární tranzistor </text:p>
          </table:table-cell>
          <table:table-cell/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5k1 0,25W 1% SMD rezistor </text:p>
          </table:table-cell>
          <table:table-cell/>
          <table:table-cell office:value-type="string" calcext:value-type="string">
            <text:p>https://www.gme.cz/v/1490031/yageo-r1206-5k1-025w-1-smd-rezis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K1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/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Microelectronic LF50CDT-TR linearní stabilizátor napětí </text:p>
          </table:table-cell>
          <table:table-cell/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NFLY DS1092-09 BNP RM20,5 držák baterie řady CR20 </text:p>
          </table:table-cell>
          <table:table-cell/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NASONIC CR2032/BN knoflíková baterie </text:p>
          </table:table-cell>
          <table:table-cell/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BA FSF 5x20 1A 250V pojistka trubičková </text:p>
          </table:table-cell>
          <table:table-cell/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ELVIO KONTEK PTF75 pojistkové pouzdro do DPS </text:p>
          </table:table-cell>
          <table:table-cell/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ul RTC DS1307 s 32K flash </text:p>
          </table:table-cell>
          <table:table-cell/>
          <table:table-cell office:value-type="string" calcext:value-type="string">
            <text:p>https://www.gme.cz/v/1507876/modul-rtc-ds1307-s-32k-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 32,768KHz DT38 krystaly přesného času</text:p>
          </table:table-cell>
          <table:table-cell/>
          <table:table-cell office:value-type="string" calcext:value-type="string">
            <text:p>https://www.gme.cz/v/1493739/q-32768khz-dt38-krystaly-presneho-c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DT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S 10,000MHz HC49/SMD krystal</text:p>
          </table:table-cell>
          <table:table-cell/>
          <table:table-cell office:value-type="string" calcext:value-type="string">
            <text:p>https://www.gme.cz/v/1493785/qs-10000mhz-hc49-smd-k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49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TANO CKS1206 1p/50V NPO 20% Keramický kondenzátor SMD </text:p>
          </table:table-cell>
          <table:table-cell/>
          <table:table-cell office:value-type="string" calcext:value-type="string">
            <text:p>https://www.gme.cz/v/1486143/hitano-cks1206-1p-50v-npo-20-keramicky-kondenzator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TANO CKS1206 2,2p/50V NPO 10% Keramický kondenzátor SMD </text:p>
          </table:table-cell>
          <table:table-cell/>
          <table:table-cell office:value-type="string" calcext:value-type="string">
            <text:p>https://www.gme.cz/v/1486141/hitano-cks1206-22p-50v-npo-10-keramicky-kondenzator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pF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TS1107GS-5 T/R mikrospínač </text:p>
          </table:table-cell>
          <table:table-cell/>
          <table:table-cell office:value-type="string" calcext:value-type="string">
            <text:p>https://www.gme.cz/v/1497543/ts1107gs-5-t-r-mikrospin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9:23:05.808860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09-26T13:38:38.913714009</dc:date>
    <meta:editing-duration>P2DT19H45M18S</meta:editing-duration>
    <meta:editing-cycles>13</meta:editing-cycles>
    <meta:document-statistic meta:table-count="1" meta:cell-count="78" meta:object-count="0"/>
  </office:meta>
</office:document-meta>
</file>